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2079c" officeooo:paragraph-rsid="0012079c"/>
    </style:style>
    <style:style style:name="P2" style:family="paragraph" style:parent-style-name="Standard">
      <style:paragraph-properties fo:text-align="end" style:justify-single-word="false"/>
      <style:text-properties officeooo:rsid="0012079c" officeooo:paragraph-rsid="0015eb18"/>
    </style:style>
    <style:style style:name="P3" style:family="paragraph" style:parent-style-name="Standard">
      <style:paragraph-properties fo:text-align="end" style:justify-single-word="false"/>
      <style:text-properties officeooo:rsid="0012079c" officeooo:paragraph-rsid="0016dafb"/>
    </style:style>
    <style:style style:name="P4" style:family="paragraph" style:parent-style-name="Standard">
      <style:paragraph-properties fo:text-align="start" style:justify-single-word="false"/>
      <style:text-properties officeooo:rsid="0012079c" officeooo:paragraph-rsid="0012079c"/>
    </style:style>
    <style:style style:name="P5" style:family="paragraph" style:parent-style-name="Standard">
      <style:paragraph-properties fo:text-align="start" style:justify-single-word="false"/>
      <style:text-properties officeooo:rsid="001286d1" officeooo:paragraph-rsid="001286d1"/>
    </style:style>
    <style:style style:name="P6" style:family="paragraph" style:parent-style-name="Standard">
      <style:paragraph-properties fo:text-align="center" style:justify-single-word="false"/>
      <style:text-properties fo:font-size="18pt" officeooo:rsid="0012079c" officeooo:paragraph-rsid="0012079c" style:font-size-asian="18pt" style:font-size-complex="18pt"/>
    </style:style>
    <style:style style:name="P7" style:family="paragraph" style:parent-style-name="Standard">
      <style:paragraph-properties fo:text-align="start" style:justify-single-word="false" fo:break-before="page"/>
      <style:text-properties officeooo:rsid="001286d1" officeooo:paragraph-rsid="001286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 ASSIGNMENT 2</text:p>
      <text:p text:style-name="P1"/>
      <text:p text:style-name="P2">- Vipul Chodankar, FE -6, 181105066</text:p>
      <text:p text:style-name="P4"/>
      <text:p text:style-name="P4">1. Program to check if a given number is a palindrome or not.</text:p>
      <text:p text:style-name="P4"/>
      <text:p text:style-name="P4">#include&lt;stdio.h&gt;</text:p>
      <text:p text:style-name="P4">int main(){</text:p>
      <text:p text:style-name="P4"><text:tab/>int num,onum,rev=0;</text:p>
      <text:p text:style-name="P4"><text:tab/>printf("Enter a number: ");</text:p>
      <text:p text:style-name="P4"><text:tab/>scanf("%d",&amp;num);</text:p>
      <text:p text:style-name="P4"><text:tab/>onum=num;</text:p>
      <text:p text:style-name="P4"><text:tab/>while(num&gt;0){</text:p>
      <text:p text:style-name="P4"><text:tab/><text:tab/>rev=rev*10+num%10;</text:p>
      <text:p text:style-name="P4"><text:tab/><text:tab/>num/=10;</text:p>
      <text:p text:style-name="P4"><text:tab/>}</text:p>
      <text:p text:style-name="P4"><text:tab/>if(onum==rev)</text:p>
      <text:p text:style-name="P4"><text:tab/><text:tab/>printf("\n%d is a palindrome.\n",onum);</text:p>
      <text:p text:style-name="P4"><text:tab/>else</text:p>
      <text:p text:style-name="P4"><text:tab/><text:tab/>printf("\n%d not is a palindrome.\n",onum);</text:p>
      <text:p text:style-name="P4">}</text:p>
      <text:p text:style-name="P4"/>
      <text:p text:style-name="P4">2. Program to check if number is divisible by 10 when user enters 1 and check if number is divisible by 2 when user enters 2 via switch statements.</text:p>
      <text:p text:style-name="P4"/>
      <text:p text:style-name="P4">#include&lt;stdio.h&gt;</text:p>
      <text:p text:style-name="P4">int main(){</text:p>
      <text:p text:style-name="P4"><text:tab/>int num, opt;</text:p>
      <text:p text:style-name="P4"><text:tab/>printf("\nEnter a number: ");</text:p>
      <text:p text:style-name="P4"><text:tab/>scanf("%d",&amp;num);</text:p>
      <text:p text:style-name="P4"><text:tab/>printf("\n Options:\n1.Check if number is divisible by 10\n2.Check if number is divisible by 2\nEnter: ");</text:p>
      <text:p text:style-name="P4"><text:tab/>scanf("%d",&amp;opt);</text:p>
      <text:p text:style-name="P4"><text:tab/>switch(opt){</text:p>
      <text:p text:style-name="P4"><text:tab/><text:tab/>case 1: {</text:p>
      <text:p text:style-name="P4"><text:tab/><text:tab/><text:tab/>if(num%10==0)</text:p>
      <text:p text:style-name="P4"><text:tab/><text:tab/><text:tab/><text:tab/>printf("\n%d is divisible by 10.\n",num);</text:p>
      <text:p text:style-name="P4"><text:tab/><text:tab/><text:tab/>else</text:p>
      <text:p text:style-name="P4"><text:tab/><text:tab/><text:tab/><text:tab/>printf("\n%d is not divisible by 10.\n",num);</text:p>
      <text:p text:style-name="P4"><text:tab/><text:tab/><text:tab/>break;</text:p>
      <text:p text:style-name="P4"><text:tab/><text:tab/>}</text:p>
      <text:p text:style-name="P4"><text:tab/><text:tab/>case 2: {</text:p>
      <text:p text:style-name="P4"><text:tab/><text:tab/><text:tab/>if(num%2==0)</text:p>
      <text:p text:style-name="P4"><text:tab/><text:tab/><text:tab/><text:tab/>printf("\n%d is divisible by 2.\n",num);</text:p>
      <text:p text:style-name="P4"><text:tab/><text:tab/><text:tab/>else</text:p>
      <text:p text:style-name="P4"><text:tab/><text:tab/><text:tab/><text:tab/>printf("\n%d is not divisible by 2.\n",num);</text:p>
      <text:p text:style-name="P4"><text:tab/><text:tab/><text:tab/>break;</text:p>
      <text:p text:style-name="P4"><text:tab/><text:tab/>}</text:p>
      <text:p text:style-name="P4"><text:tab/><text:tab/>default: printf("\nPlease enter a valid option\n"); break;</text:p>
      <text:p text:style-name="P4"><text:tab/>}</text:p>
      <text:p text:style-name="P4">}</text:p>
      <text:p text:style-name="P7">3. Program to calculate volume of cylinder when user enters 0 and calculate area of square when user enters 1 using switch statements.</text:p>
      <text:p text:style-name="P5"/>
      <text:p text:style-name="P5">#include&lt;stdio.h&gt;</text:p>
      <text:p text:style-name="P5">int main(){</text:p>
      <text:p text:style-name="P5"><text:tab/>float area, side, vol, r, h;</text:p>
      <text:p text:style-name="P5"><text:tab/>int opt;</text:p>
      <text:p text:style-name="P5"><text:tab/>printf("\tOptions:\n0. Volume of a cylinder\n1. Area of a square\nEnter: ");</text:p>
      <text:p text:style-name="P5"><text:tab/>scanf("%d",&amp;opt);</text:p>
      <text:p text:style-name="P5"><text:tab/>switch(opt){</text:p>
      <text:p text:style-name="P5"><text:tab/><text:tab/>case 0:{</text:p>
      <text:p text:style-name="P5"><text:tab/><text:tab/><text:tab/>printf("\nEnter radius and height of cylinder:\n");</text:p>
      <text:p text:style-name="P5"><text:tab/><text:tab/><text:tab/>scanf("%f %f",&amp;r,&amp;h);</text:p>
      <text:p text:style-name="P5"><text:tab/><text:tab/><text:tab/>vol=3.14*r*r*h;</text:p>
      <text:p text:style-name="P5"><text:tab/><text:tab/><text:tab/>printf("\n Volume of cylinder = %f\n",vol);</text:p>
      <text:p text:style-name="P5"><text:tab/><text:tab/><text:tab/>break;</text:p>
      <text:p text:style-name="P5"><text:tab/><text:tab/>}</text:p>
      <text:p text:style-name="P5"><text:tab/><text:tab/>case 1:{</text:p>
      <text:p text:style-name="P5"><text:tab/><text:tab/><text:tab/>printf("\nEnter side of square: ");</text:p>
      <text:p text:style-name="P5"><text:tab/><text:tab/><text:tab/>scanf("%f", &amp;side);</text:p>
      <text:p text:style-name="P5"><text:tab/><text:tab/><text:tab/>area=side*side;</text:p>
      <text:p text:style-name="P5"><text:tab/><text:tab/><text:tab/>printf("\nArea of square = %f\n",area);</text:p>
      <text:p text:style-name="P5"><text:tab/><text:tab/><text:tab/>break;</text:p>
      <text:p text:style-name="P5"><text:tab/><text:tab/>}</text:p>
      <text:p text:style-name="P5"><text:tab/><text:tab/>default: printf("\n Please enter a valid option.\n"); break;</text:p>
      <text:p text:style-name="P5"><text:tab/>}</text:p>
      <text:p text:style-name="P5">}</text:p>
      <text:p text:style-name="P5"/>
      <text:p text:style-name="P5"/>
      <text:p text:style-name="P5">4. Program to enter ‘n’ numbers into a 1D array and then find average of elements.</text:p>
      <text:p text:style-name="P5"/>
      <text:p text:style-name="P5">#include&lt;stdio.h&gt;</text:p>
      <text:p text:style-name="P5">int main(){</text:p>
      <text:p text:style-name="P5"><text:tab/>int n,i=0;</text:p>
      <text:p text:style-name="P5"><text:tab/>printf("Enter number of elements: ");</text:p>
      <text:p text:style-name="P5"><text:tab/>scanf("%d",&amp;n);</text:p>
      <text:p text:style-name="P5"><text:tab/>float arr[n],sum=0,avg;</text:p>
      <text:p text:style-name="P5"><text:tab/>printf("\nEnter elements of array:\n");</text:p>
      <text:p text:style-name="P5"><text:tab/>for(;i&lt;n;i++){</text:p>
      <text:p text:style-name="P5"><text:tab/><text:tab/>scanf("%f",&amp;arr[i]);</text:p>
      <text:p text:style-name="P5"><text:tab/><text:tab/>sum+=arr[i];</text:p>
      <text:p text:style-name="P5"><text:tab/>}</text:p>
      <text:p text:style-name="P5"><text:tab/>avg=sum/n;</text:p>
      <text:p text:style-name="P5"><text:tab/>printf("\nAverage = %f\n",avg);</text:p>
      <text:p text:style-name="P5"><text:tab/></text:p>
      <text:p text:style-name="P5">}</text:p>
      <text:p text:style-name="P7">5. Program to copy contents from one file to another.</text:p>
      <text:p text:style-name="P5"/>
      <text:p text:style-name="P5">#include&lt;stdio.h&gt;</text:p>
      <text:p text:style-name="P5">#include&lt;stdlib.h&gt;</text:p>
      <text:p text:style-name="P5">int main(){</text:p>
      <text:p text:style-name="P5"><text:tab/>char c;</text:p>
      <text:p text:style-name="P5"><text:tab/>FILE *f1, *f2;</text:p>
      <text:p text:style-name="P5"><text:tab/></text:p>
      <text:p text:style-name="P5"><text:tab/>f1=fopen("file1.txt","r");</text:p>
      <text:p text:style-name="P5"><text:tab/>if( f1 == NULL){</text:p>
      <text:p text:style-name="P5"><text:tab/><text:tab/>printf("Cannot read file1.\n");</text:p>
      <text:p text:style-name="P5"><text:tab/><text:tab/>exit(0);</text:p>
      <text:p text:style-name="P5"><text:tab/>}</text:p>
      <text:p text:style-name="P5"><text:tab/></text:p>
      <text:p text:style-name="P5"><text:tab/>f2=fopen("file2.txt","w");</text:p>
      <text:p text:style-name="P5"><text:tab/>if(<text:tab/>f2 == NULL){</text:p>
      <text:p text:style-name="P5"><text:tab/><text:tab/>printf("Cannot open file2.\n");</text:p>
      <text:p text:style-name="P5"><text:tab/><text:tab/>exit(0);</text:p>
      <text:p text:style-name="P5"><text:tab/>}</text:p>
      <text:p text:style-name="P5"/>
      <text:p text:style-name="P5"><text:tab/>c=fgetc(f1);</text:p>
      <text:p text:style-name="P5"><text:tab/>while(c!=EOF){</text:p>
      <text:p text:style-name="P5"><text:tab/><text:tab/>fputc(c, f2);</text:p>
      <text:p text:style-name="P5"><text:tab/><text:tab/>c=fgetc(f1);</text:p>
      <text:p text:style-name="P5"><text:tab/>}</text:p>
      <text:p text:style-name="P5"><text:tab/></text:p>
      <text:p text:style-name="P5"><text:tab/>printf("Copied content from file1 to file2.\n");</text:p>
      <text:p text:style-name="P5"><text:tab/>fclose(f1);</text:p>
      <text:p text:style-name="P5"><text:tab/>fclose(f2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- Vipul Chodankar, FE -6, 18110506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6:31:08.707000000</meta:creation-date>
    <dc:date>2019-04-26T06:43:19.679000000</dc:date>
    <meta:editing-duration>PT12M14S</meta:editing-duration>
    <meta:editing-cycles>7</meta:editing-cycles>
    <meta:generator>LibreOffice/6.0.2.1$Windows_X86_64 LibreOffice_project/f7f06a8f319e4b62f9bc5095aa112a65d2f3ac89</meta:generator>
    <meta:document-statistic meta:table-count="0" meta:image-count="0" meta:object-count="0" meta:page-count="3" meta:paragraph-count="114" meta:word-count="345" meta:character-count="2569" meta:non-whitespace-character-count="2178"/>
  </office:meta>
</office:document-meta>
</file>